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version 1.2 beta test release</text:p>
      <text:p text:style-name="P2">© 2002–2012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328973958"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255356516"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812474629"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969493949"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871371487"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2, the built-in version will be hidden (to avoid confusion). If you uninstall version 1.2,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2159834969"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848955665"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47733745"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670284755"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27968883" text:style-name="L10">
        <text:list-item>
          <text:p text:style-name="P21">Unzip <text:span text:style-name="Source_20_Text">writer2latex12beta.zip</text:span> into some directory. This will create a subdirectory <text:span text:style-name="Source_20_Text">writer2latex12</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721968078" text:style-name="L11">
        <text:list-item>
          <text:p text:style-name="P22">Unzip <text:span text:style-name="Source_20_Text">writer2latex12beta.zip</text:span> into some directory. This will create a subdirectory <text:span text:style-name="Source_20_Text">writer2latex12</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2"</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641229130"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393098546"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6">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744138742"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text:soft-page-break/>&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822890727"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text:soft-page-break/>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text:soft-page-break/>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1671112830"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845590778"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text:soft-page-break/>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2002020034"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ext:soft-page-break/>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099273740"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enrik Just</meta:initial-creator>
    <meta:creation-date>2003-07-03T08:45:42</meta:creation-date>
    <dc:creator>Henrik Just</dc:creator>
    <dc:date>2012-03-12T08:29:11</dc:date>
    <meta:print-date>2004-06-29T10:09:33</meta:print-date>
    <dc:language>en-US</dc:language>
    <meta:editing-cycles>324</meta:editing-cycles>
    <meta:editing-duration>PT41H39M09S</meta:editing-duration>
    <meta:document-statistic meta:table-count="24" meta:image-count="1" meta:object-count="0" meta:page-count="45" meta:paragraph-count="1078" meta:word-count="12823" meta:character-count="84266"/>
    <meta:user-defined meta:name="Info 1"/>
    <meta:user-defined meta:name="Info 2"/>
    <meta:user-defined meta:name="Info 3"/>
    <meta:user-defined meta:name="Info 4"/>
  </office:meta>
</office:document-meta>
</file>